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91cm" table:align="left"/>
    </style:style>
    <style:style style:name="Tabla1.A" style:family="table-column">
      <style:table-column-properties style:column-width="2.013cm"/>
    </style:style>
    <style:style style:name="Tabla1.B" style:family="table-column">
      <style:table-column-properties style:column-width="6.645cm"/>
    </style:style>
    <style:style style:name="Tabla1.C" style:family="table-column">
      <style:table-column-properties style:column-width="5.253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.644cm"/>
    </style:style>
    <style:style style:name="Tabla2.B" style:family="table-column">
      <style:table-column-properties style:column-width="7.138cm"/>
    </style:style>
    <style:style style:name="Tabla2.C" style:family="table-column">
      <style:table-column-properties style:column-width="6.403cm"/>
    </style:style>
    <style:style style:name="Tabla2.D" style:family="table-column">
      <style:table-column-properties style:column-width="1.81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491cm"/>
    </style:style>
    <style:style style:name="Tabla3.B" style:family="table-column">
      <style:table-column-properties style:column-width="9.373cm"/>
    </style:style>
    <style:style style:name="Tabla3.C" style:family="table-column">
      <style:table-column-properties style:column-width="5.136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HTML: El Arquitecto de la Web</text:h>
      <text:h text:style-name="Heading_20_3" text:outline-level="3">1. ¿Qué es HTML? El Esqueleto de la Página 🦴</text:h>
      <text:p text:style-name="Text_20_body">HTML (HyperText Markup Language - Lenguaje de Marcado de Hipertexto) no es un lenguaje de programación como PHP o JavaScript; es un <text:span text:style-name="T1">lenguaje de marcado</text:span>. Piensa en él como el <text:span text:style-name="T1">esqueleto</text:span> o la <text:span text:style-name="T1">estructura de metal y ladrillo</text:span> de cualquier edificio web.</text:p>
      <text:p text:style-name="Text_20_body">HTML define:</text:p>
      <text:list xml:id="list1194962499" text:style-name="L1">
        <text:list-item>
          <text:p text:style-name="P2"><text:span text:style-name="T1">La Estructura:</text:span> ¿Esto es un título? ¿Esto es un párrafo? ¿Esto es una lista de elementos?</text:p>
        </text:list-item>
        <text:list-item>
          <text:p text:style-name="P2"><text:span text:style-name="T1">El Contenido:</text:span> El texto, las imágenes, los enlaces y los videos que ves.</text:p>
        </text:list-item>
      </text:list>
      <text:p text:style-name="Text_20_body">Es la primera capa que se carga en cualquier navegador. Sin HTML, solo tendrías datos sin organizar; con HTML, tienes una jerarquía legible y navegable.</text:p>
      <text:h text:style-name="Heading_20_4" text:outline-level="4">Usos Comunes de HTML:</text:h>
      <text:list xml:id="list1464390938" text:style-name="L2">
        <text:list-item>
          <text:p text:style-name="P3"><text:span text:style-name="T1">Creación de la Estructura de Documentos:</text:span> Definir el cuerpo, encabezados, y pies de página de la web.</text:p>
        </text:list-item>
        <text:list-item>
          <text:p text:style-name="P3"><text:span text:style-name="T1">Gestión de Contenido Multimedia:</text:span> Insertar imágenes, videos y audio.</text:p>
        </text:list-item>
        <text:list-item>
          <text:p text:style-name="P3"><text:span text:style-name="T1">Creación de Enlaces (Hipertexto):</text:span> Conectar una página con otra, creando la "web" de documentos interconectados.</text:p>
        </text:list-item>
        <text:list-item>
          <text:p text:style-name="P3"><text:span text:style-name="T1">Recolección de Datos con Formularios:</text:span> Crear campos para que el usuario pueda introducir información (aunque el procesamiento lo haga PHP).</text:p>
        </text:list-item>
      </text:list>
      <text:p text:style-name="Horizontal_20_Line"/>
      <text:h text:style-name="Heading_20_3" text:outline-level="3">2. Sintaxis Básica: Las Etiquetas (Tags) y Elementos</text:h>
      <text:p text:style-name="Text_20_body">La sintaxis de HTML se basa en <text:span text:style-name="T1">etiquetas</text:span> (<text:span text:style-name="Source_20_Text">Tags</text:span>), las cuales envuelven el contenido para darle significado.</text:p>
      <text:h text:style-name="Heading_20_4" text:outline-level="4">2.1. Etiquetas de Apertura y Cierre</text:h>
      <text:p text:style-name="Text_20_body">La mayoría de las etiquetas funcionan en pares, como un sándwich que envuelve el contenido:</text:p>
      <text:list xml:id="list1432743365" text:style-name="L3">
        <text:list-item>
          <text:p text:style-name="P4"><text:span text:style-name="T1">Etiqueta de Apertura:</text:span> <text:span text:style-name="Source_20_Text">&lt;p&gt;</text:span></text:p>
        </text:list-item>
        <text:list-item>
          <text:p text:style-name="P4"><text:span text:style-name="T1">Contenido:</text:span> <text:span text:style-name="Source_20_Text">Esto es un párrafo.</text:span></text:p>
        </text:list-item>
        <text:list-item>
          <text:p text:style-name="P4"><text:span text:style-name="T1">Etiqueta de Cierre:</text:span> <text:span text:style-name="Source_20_Text">&lt;/p&gt;</text:span> (Siempre lleva una barra diagonal <text:span text:style-name="Source_20_Text">/</text:span>).</text:p>
        </text:list-item>
      </text:list>
      <text:p text:style-name="Text_20_body">El conjunto de la etiqueta de apertura, el contenido y la etiqueta de cierre se llama <text:span text:style-name="T1">Elemento</text:span>.</text:p>
      <text:h text:style-name="Heading_20_4" text:outline-level="4">2.2. Elementos Vacíos (Self-Closing)</text:h>
      <text:p text:style-name="Text_20_body">Algunas etiquetas no envuelven contenido, sino que insertan algo. Estas son <text:span text:style-name="T1">etiquetas de autocierre</text:span> o vacías.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eLine2224688295552">
            <table:table-cell table:style-name="Tabla1.A1" office:value-type="string">
              <text:p text:style-name="Table_20_Contents">Etiqueta</text:p>
            </table:table-cell>
            <table:table-cell table:style-name="Tabla1.A1" office:value-type="string">
              <text:p text:style-name="Table_20_Contents">Propósito</text:p>
            </table:table-cell>
            <table:table-cell table:style-name="Tabla1.A1" office:value-type="string">
              <text:p text:style-name="Table_20_Contents">Analogía</text:p>
            </table:table-cell>
          </table:table-row>
        </table:table-header-rows>
        <table:table-row table:style-name="TableLine2224688295552">
          <table:table-cell table:style-name="Tabla1.A1" office:value-type="string">
            <text:p text:style-name="Table_20_Contents"><text:span text:style-name="Source_20_Text">&lt;br&gt;</text:span></text:p>
          </table:table-cell>
          <table:table-cell table:style-name="Tabla1.A1" office:value-type="string">
            <text:p text:style-name="Table_20_Contents">Salto de línea.</text:p>
          </table:table-cell>
          <table:table-cell table:style-name="Tabla1.A1" office:value-type="string">
            <text:p text:style-name="Table_20_Contents">El "Enter" de la web.</text:p>
          </table:table-cell>
        </table:table-row>
        <text:soft-page-break/>
        <table:table-row table:style-name="TableLine2224688295552">
          <table:table-cell table:style-name="Tabla1.A1" office:value-type="string">
            <text:p text:style-name="Table_20_Contents"><text:span text:style-name="Source_20_Text">&lt;hr&gt;</text:span></text:p>
          </table:table-cell>
          <table:table-cell table:style-name="Tabla1.A1" office:value-type="string">
            <text:p text:style-name="Table_20_Contents">Línea horizontal (separador temático).</text:p>
          </table:table-cell>
          <table:table-cell table:style-name="Tabla1.A1" office:value-type="string">
            <text:p text:style-name="Table_20_Contents">Un separador de capítulo.</text:p>
          </table:table-cell>
        </table:table-row>
        <table:table-row table:style-name="TableLine2224688295552">
          <table:table-cell table:style-name="Tabla1.A1" office:value-type="string">
            <text:p text:style-name="Table_20_Contents"><text:span text:style-name="Source_20_Text">&lt;img&gt;</text:span></text:p>
          </table:table-cell>
          <table:table-cell table:style-name="Tabla1.A1" office:value-type="string">
            <text:p text:style-name="Table_20_Contents">Inserta una imagen.</text:p>
          </table:table-cell>
          <table:table-cell table:style-name="Tabla1.A1" office:value-type="string">
            <text:p text:style-name="Table_20_Contents">Colgar un cuadro en la pared.</text:p>
          </table:table-cell>
        </table:table-row>
        <table:table-row table:style-name="TableLine2224688295552">
          <table:table-cell table:style-name="Tabla1.A1" office:value-type="string">
            <text:p text:style-name="Table_20_Contents"><text:span text:style-name="Source_20_Text">&lt;input&gt;</text:span></text:p>
          </table:table-cell>
          <table:table-cell table:style-name="Tabla1.A1" office:value-type="string">
            <text:p text:style-name="Table_20_Contents">Inserta un campo de formulario.</text:p>
          </table:table-cell>
          <table:table-cell table:style-name="Tabla1.A1" office:value-type="string">
            <text:p text:style-name="Table_20_Contents">Un buzón o una casilla.</text:p>
          </table:table-cell>
        </table:table-row>
      </table:table>
      <text:p text:style-name="Standard"/>
      <text:p text:style-name="Standard"/>
      <text:p text:style-name="Standard">Ejemplo de Elementos: </text:p>
      <text:p text:style-name="Standard"/>
      <text:p text:style-name="Standard">&lt;h1&gt;Título Principal de la Página&lt;/h1&gt;<text:line-break/><text:line-break/>&lt;img src="logo.png" alt="Logo de la Web"&gt;<text:line-break/>&lt;hr&gt;</text:p>
      <text:p text:style-name="Standard"/>
      <text:h text:style-name="Heading_20_3" text:outline-level="3">3. Atributos: Los Detalles y Personalizaciones</text:h>
      <text:p text:style-name="Text_20_body">Los <text:span text:style-name="T1">atributos</text:span> son modificadores que se añaden a la etiqueta de apertura para proporcionar información adicional sobre el elemento, dándole detalles y personalizaciones.</text:p>
      <text:p text:style-name="Text_20_body"><text:span text:style-name="T1">Sintaxis:</text:span> Se declaran dentro de la etiqueta de apertura, usando el formato <text:span text:style-name="Source_20_Text">nombre="valor"</text:span>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eLine2224227355376">
            <table:table-cell table:style-name="Tabla2.A1" office:value-type="string">
              <text:p text:style-name="Table_20_Contents">Atributo</text:p>
            </table:table-cell>
            <table:table-cell table:style-name="Tabla2.A1" office:value-type="string">
              <text:p text:style-name="Table_20_Contents">Uso Común</text:p>
            </table:table-cell>
            <table:table-cell table:style-name="Tabla2.A1" office:value-type="string">
              <text:p text:style-name="Table_20_Contents">Propósito</text:p>
            </table:table-cell>
            <table:table-cell table:style-name="Tabla2.A1" office:value-type="string">
              <text:p text:style-name="Table_20_Contents">Analogía</text:p>
            </table:table-cell>
          </table:table-row>
        </table:table-header-rows>
        <table:table-row table:style-name="TableLine2224227355376">
          <table:table-cell table:style-name="Tabla2.A1" office:value-type="string">
            <text:p text:style-name="Table_20_Contents"><text:span text:style-name="Source_20_Text">id</text:span></text:p>
          </table:table-cell>
          <table:table-cell table:style-name="Tabla2.A1" office:value-type="string">
            <text:p text:style-name="Table_20_Contents">Para identificar un elemento de forma <text:span text:style-name="T1">única</text:span>.</text:p>
          </table:table-cell>
          <table:table-cell table:style-name="Tabla2.A1" office:value-type="string">
            <text:p text:style-name="Table_20_Contents">La <text:span text:style-name="T1">cédula de identidad</text:span> del elemento.</text:p>
          </table:table-cell>
          <table:table-cell table:style-name="Tabla2.A1" office:value-type="string">
            <text:p text:style-name="P1"/>
          </table:table-cell>
        </table:table-row>
        <table:table-row table:style-name="TableLine2224227355376">
          <table:table-cell table:style-name="Tabla2.A1" office:value-type="string">
            <text:p text:style-name="Table_20_Contents"><text:span text:style-name="Source_20_Text">class</text:span></text:p>
          </table:table-cell>
          <table:table-cell table:style-name="Tabla2.A1" office:value-type="string">
            <text:p text:style-name="Table_20_Contents">Para agrupar varios elementos bajo un estilo común.</text:p>
          </table:table-cell>
          <table:table-cell table:style-name="Tabla2.A1" office:value-type="string">
            <text:p text:style-name="Table_20_Contents">La <text:span text:style-name="T1">categoría o grupo</text:span> del elemento (ej. todos los botones).</text:p>
          </table:table-cell>
          <table:table-cell table:style-name="Tabla2.A1" office:value-type="string">
            <text:p text:style-name="P1"/>
          </table:table-cell>
        </table:table-row>
        <table:table-row table:style-name="TableLine2224227355376">
          <table:table-cell table:style-name="Tabla2.A1" office:value-type="string">
            <text:p text:style-name="Table_20_Contents"><text:span text:style-name="Source_20_Text">href</text:span></text:p>
          </table:table-cell>
          <table:table-cell table:style-name="Tabla2.A1" office:value-type="string">
            <text:p text:style-name="Table_20_Contents">En la etiqueta <text:span text:style-name="Source_20_Text">&lt;a&gt;</text:span>, especifica la URL de destino.</text:p>
          </table:table-cell>
          <table:table-cell table:style-name="Tabla2.A1" office:value-type="string">
            <text:p text:style-name="Table_20_Contents">El <text:span text:style-name="T1">destino</text:span> del enlace.</text:p>
          </table:table-cell>
          <table:table-cell table:style-name="Tabla2.A1" office:value-type="string">
            <text:p text:style-name="P1"/>
          </table:table-cell>
        </table:table-row>
        <table:table-row table:style-name="TableLine2224227355376">
          <table:table-cell table:style-name="Tabla2.A1" office:value-type="string">
            <text:p text:style-name="Table_20_Contents"><text:span text:style-name="Source_20_Text">src</text:span></text:p>
          </table:table-cell>
          <table:table-cell table:style-name="Tabla2.A1" office:value-type="string">
            <text:p text:style-name="Table_20_Contents">En etiquetas como <text:span text:style-name="Source_20_Text">&lt;img&gt;</text:span>, especifica la fuente (ruta) del archivo.</text:p>
          </table:table-cell>
          <table:table-cell table:style-name="Tabla2.A1" office:value-type="string">
            <text:p text:style-name="Table_20_Contents">La <text:span text:style-name="T1">dirección</text:span> donde encontrar el recurso.</text:p>
          </table:table-cell>
          <table:table-cell table:style-name="Tabla2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>Ejemplo de Atributos: </text:p>
      <text:p text:style-name="Standard"/>
      <text:p text:style-name="Standard">&lt;header id="cabecera-principal"&gt;<text:line-break/> <text:s text:c="3"/><text:line-break/> <text:s text:c="3"/>&lt;button class="btn-accion"&gt;Comprar&lt;/button&gt;<text:line-break/> <text:s text:c="3"/>&lt;button class="btn-accion"&gt;Añadir al carrito&lt;/button&gt;<text:line-break/><text:line-break/> <text:s text:c="3"/>&lt;a href="https://google.com" target="_blank"&gt;Ir a Google (en nueva pestaña)&lt;/a&gt;<text:line-break/>&lt;/header&gt;</text:p>
      <text:p text:style-name="Standard"/>
      <text:h text:style-name="Heading_20_3" text:outline-level="3">4. Estructura del Documento: El Plan de Construcción 🏗️</text:h>
      <text:p text:style-name="Text_20_body">Todo documento HTML moderno sigue una estructura básica obligatoria para que el navegador sepa cómo interpretarlo.</text:p>
      <text:h text:style-name="Heading_20_4" text:outline-level="4">4.1. Declaración <text:span text:style-name="Source_20_Text">&lt;!DOCTYPE html&gt;</text:span></text:h>
      <text:p text:style-name="Text_20_body">Es la primera línea. Le dice al navegador que el documento es de tipo HTML5 (la versión moderna).</text:p>
      <text:h text:style-name="Heading_20_4" text:outline-level="4"><text:soft-page-break/>4.2. El Elemento Raíz <text:span text:style-name="Source_20_Text">&lt;html&gt;</text:span></text:h>
      <text:p text:style-name="Text_20_body">El contenedor principal de todo el documento. Contiene dos hijos obligatorios: <text:span text:style-name="Source_20_Text">&lt;head&gt;</text:span> y <text:span text:style-name="Source_20_Text">&lt;body&gt;</text:span>. Se recomienda añadir el atributo <text:span text:style-name="Source_20_Text">lang="es"</text:span> para indicar el idioma.</text:p>
      <text:h text:style-name="Heading_20_4" text:outline-level="4">4.3. <text:span text:style-name="Source_20_Text">&lt;head&gt;</text:span>: La Cabeza (Metadatos)</text:h>
      <text:p text:style-name="Text_20_body">Contiene la información <text:span text:style-name="T1">no visible</text:span> para el usuario, pero crítica para el navegador y los motores de búsqueda (Google). Aquí se carga el título, el CSS, el JavaScript y los metadatos.</text:p>
      <text:h text:style-name="Heading_20_4" text:outline-level="4">4.4. <text:span text:style-name="Source_20_Text">&lt;body&gt;</text:span>: El Cuerpo (Contenido Visible)</text:h>
      <text:p text:style-name="Text_20_body">Contiene <text:span text:style-name="T1">todo el contenido visible</text:span> de la página web: títulos, párrafos, imágenes, enlaces, etc.</text:p>
      <text:h text:style-name="Heading_20_4" text:outline-level="4">Ejemplo de Estructura Completa:</text:h>
      <text:p text:style-name="Standard">&lt;!DOCTYPE html&gt;<text:line-break/>&lt;html lang="es"&gt;<text:line-break/>&lt;head&gt;<text:line-break/> <text:s text:c="3"/>&lt;meta charset="UTF-8"&gt;<text:line-break/> <text:s text:c="3"/>&lt;meta name="viewport" content="width=device-width, initial-scale=1.0"&gt;<text:line-break/> <text:s text:c="3"/>&lt;title&gt;Mi Enciclopedia Web&lt;/title&gt;<text:line-break/> <text:s text:c="3"/>&lt;link rel="stylesheet" href="style.css"&gt;<text:line-break/>&lt;/head&gt;<text:line-break/>&lt;body&gt;<text:line-break/> <text:s text:c="3"/>&lt;h1&gt;Bienvenido a la Web&lt;/h1&gt;<text:line-break/> <text:s text:c="3"/>&lt;p&gt;La estructura está lista.&lt;/p&gt;<text:line-break/>&lt;/body&gt;<text:line-break/>&lt;/html&gt;</text:p>
      <text:p text:style-name="Standard"/>
      <text:h text:style-name="Heading_20_3" text:outline-level="3">5. Tipos de Elementos: En Bloque vs. En Línea 🧱</text:h>
      <text:p text:style-name="Text_20_body">Los elementos HTML se clasifican en cómo se comportan y cómo interactúan con el espacio a su alrededor.</text:p>
      <text:h text:style-name="Heading_20_4" text:outline-level="4">5.1. Elementos de Bloque (<text:span text:style-name="Source_20_Text">Block</text:span>)</text:h>
      <text:list xml:id="list3196436722" text:style-name="L4">
        <text:list-item>
          <text:p text:style-name="P5"><text:span text:style-name="T1">Comportamiento:</text:span> Ocupan <text:span text:style-name="T1">todo el ancho</text:span> disponible, creando un "bloque" propio, como si tuvieran un salto de línea antes y después.</text:p>
        </text:list-item>
        <text:list-item>
          <text:p text:style-name="P5"><text:span text:style-name="T1">Usos Comunes:</text:span> Estructura (títulos, párrafos, divisiones, listas).</text:p>
        </text:list-item>
        <text:list-item>
          <text:p text:style-name="P5"><text:span text:style-name="T1">Ejemplos:</text:span> <text:span text:style-name="Source_20_Text">&lt;h1&gt;</text:span>, <text:span text:style-name="Source_20_Text">&lt;p&gt;</text:span>, <text:span text:style-name="Source_20_Text">&lt;div&gt;</text:span>, <text:span text:style-name="Source_20_Text">&lt;ul&gt;</text:span>.</text:p>
        </text:list-item>
      </text:list>
      <text:h text:style-name="Heading_20_4" text:outline-level="4">5.2. Elementos en Línea (<text:span text:style-name="Source_20_Text">Inline</text:span>)</text:h>
      <text:list xml:id="list2619982578" text:style-name="L5">
        <text:list-item>
          <text:p text:style-name="P6"><text:span text:style-name="T1">Comportamiento:</text:span> Solo ocupan el espacio que necesitan para su contenido y se mantienen en la misma línea, uno al lado del otro, como las palabras en una frase.</text:p>
        </text:list-item>
        <text:list-item>
          <text:p text:style-name="P6"><text:span text:style-name="T1">Usos Comunes:</text:span> Texto (enlaces, negritas, énfasis).</text:p>
        </text:list-item>
        <text:list-item>
          <text:p text:style-name="P6"><text:span text:style-name="T1">Ejemplos:</text:span> <text:span text:style-name="Source_20_Text">&lt;a&gt;</text:span>, <text:span text:style-name="Source_20_Text">&lt;span&gt;</text:span>, <text:span text:style-name="Source_20_Text">&lt;strong&gt;</text:span>, <text:span text:style-name="Source_20_Text">&lt;img&gt;</text:span>.</text:p>
        </text:list-item>
      </text:list>
      <text:h text:style-name="Heading_20_4" text:outline-level="4">Ejemplo de Diferencias:</text:h>
      <text:p text:style-name="Standard"/>
      <text:p text:style-name="Standard"><text:soft-page-break/>&lt;p&gt;Soy un elemento de Bloque 1.&lt;/p&gt;<text:line-break/>&lt;p&gt;Soy un elemento de Bloque 2.&lt;/p&gt;<text:line-break/><text:line-break/>&lt;span&gt;Soy un elemento en Línea 1.&lt;/span&gt;<text:line-break/>&lt;span&gt;Soy un elemento en Línea 2.&lt;/span&gt;</text:p>
      <text:p text:style-name="Standard"/>
      <text:h text:style-name="Heading_20_3" text:outline-level="3">6. Semántica: El Significado de las Etiquetas 🧠</text:h>
      <text:p text:style-name="Text_20_body">Desde HTML5, la <text:span text:style-name="T1">Semántica</text:span> es fundamental. Consiste en elegir la etiqueta correcta que mejor describa el <text:span text:style-name="T1">significado</text:span> del contenido, no solo su apariencia.</text:p>
      <text:list xml:id="list2827317598" text:style-name="L6">
        <text:list-item>
          <text:p text:style-name="P7"><text:span text:style-name="T1">Mal uso (No Semántico):</text:span> Usar un <text:span text:style-name="Source_20_Text">&lt;div&gt;</text:span> (división genérica) para el menú de navegación.</text:p>
        </text:list-item>
        <text:list-item>
          <text:p text:style-name="P7"><text:span text:style-name="T1">Buen uso (Semántico):</text:span> Usar un <text:span text:style-name="Source_20_Text">&lt;nav&gt;</text:span> para el menú de navegación.</text:p>
        </text:list-item>
      </text:list>
      <text:h text:style-name="Heading_20_4" text:outline-level="4">6.1. Etiquetas Semánticas Clave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eLine2222780089264">
            <table:table-cell table:style-name="Tabla3.A1" office:value-type="string">
              <text:p text:style-name="Table_20_Contents">Etiqueta</text:p>
            </table:table-cell>
            <table:table-cell table:style-name="Tabla3.A1" office:value-type="string">
              <text:p text:style-name="Table_20_Contents">Significado Semántico</text:p>
            </table:table-cell>
            <table:table-cell table:style-name="Tabla3.A1" office:value-type="string">
              <text:p text:style-name="Table_20_Contents">Analogía</text:p>
            </table:table-cell>
          </table:table-row>
        </table:table-header-rows>
        <table:table-row table:style-name="TableLine2222780089264">
          <table:table-cell table:style-name="Tabla3.A1" office:value-type="string">
            <text:p text:style-name="Table_20_Contents"><text:span text:style-name="Source_20_Text">&lt;header&gt;</text:span></text:p>
          </table:table-cell>
          <table:table-cell table:style-name="Tabla3.A1" office:value-type="string">
            <text:p text:style-name="Table_20_Contents">Contenido introductorio o de navegación.</text:p>
          </table:table-cell>
          <table:table-cell table:style-name="Tabla3.A1" office:value-type="string">
            <text:p text:style-name="Table_20_Contents">El <text:span text:style-name="T1">encabezado</text:span> del edificio.</text:p>
          </table:table-cell>
        </table:table-row>
        <table:table-row table:style-name="TableLine2222780089264">
          <table:table-cell table:style-name="Tabla3.A1" office:value-type="string">
            <text:p text:style-name="Table_20_Contents"><text:span text:style-name="Source_20_Text">&lt;nav&gt;</text:span></text:p>
          </table:table-cell>
          <table:table-cell table:style-name="Tabla3.A1" office:value-type="string">
            <text:p text:style-name="Table_20_Contents">Contenedor de enlaces de navegación.</text:p>
          </table:table-cell>
          <table:table-cell table:style-name="Tabla3.A1" office:value-type="string">
            <text:p text:style-name="Table_20_Contents">El <text:span text:style-name="T1">mapa o índice</text:span> del sitio.</text:p>
          </table:table-cell>
        </table:table-row>
        <table:table-row table:style-name="TableLine2222780089264">
          <table:table-cell table:style-name="Tabla3.A1" office:value-type="string">
            <text:p text:style-name="Table_20_Contents"><text:span text:style-name="Source_20_Text">&lt;main&gt;</text:span></text:p>
          </table:table-cell>
          <table:table-cell table:style-name="Tabla3.A1" office:value-type="string">
            <text:p text:style-name="Table_20_Contents">El contenido principal y <text:span text:style-name="T1">único</text:span> de la página.</text:p>
          </table:table-cell>
          <table:table-cell table:style-name="Tabla3.A1" office:value-type="string">
            <text:p text:style-name="Table_20_Contents">El <text:span text:style-name="T1">corazón</text:span> de la casa.</text:p>
          </table:table-cell>
        </table:table-row>
        <table:table-row table:style-name="TableLine2222780089264">
          <table:table-cell table:style-name="Tabla3.A1" office:value-type="string">
            <text:p text:style-name="Table_20_Contents"><text:span text:style-name="Source_20_Text">&lt;article&gt;</text:span></text:p>
          </table:table-cell>
          <table:table-cell table:style-name="Tabla3.A1" office:value-type="string">
            <text:p text:style-name="Table_20_Contents">Contenido independiente (como una noticia o <text:span text:style-name="T2">post</text:span>).</text:p>
          </table:table-cell>
          <table:table-cell table:style-name="Tabla3.A1" office:value-type="string">
            <text:p text:style-name="Table_20_Contents">Una <text:span text:style-name="T1">nota de prensa</text:span> completa.</text:p>
          </table:table-cell>
        </table:table-row>
        <table:table-row table:style-name="TableLine2222780089264">
          <table:table-cell table:style-name="Tabla3.A1" office:value-type="string">
            <text:p text:style-name="Table_20_Contents"><text:span text:style-name="Source_20_Text">&lt;section&gt;</text:span></text:p>
          </table:table-cell>
          <table:table-cell table:style-name="Tabla3.A1" office:value-type="string">
            <text:p text:style-name="Table_20_Contents">Una sección temática dentro de un documento.</text:p>
          </table:table-cell>
          <table:table-cell table:style-name="Tabla3.A1" office:value-type="string">
            <text:p text:style-name="Table_20_Contents">Un <text:span text:style-name="T1">capítulo</text:span> del libro.</text:p>
          </table:table-cell>
        </table:table-row>
        <table:table-row table:style-name="TableLine2222780089264">
          <table:table-cell table:style-name="Tabla3.A1" office:value-type="string">
            <text:p text:style-name="Table_20_Contents"><text:span text:style-name="Source_20_Text">&lt;footer&gt;</text:span></text:p>
          </table:table-cell>
          <table:table-cell table:style-name="Tabla3.A1" office:value-type="string">
            <text:p text:style-name="Table_20_Contents">Información de pie de página (derechos de autor, contacto).</text:p>
          </table:table-cell>
          <table:table-cell table:style-name="Tabla3.A1" office:value-type="string">
            <text:p text:style-name="Table_20_Contents">La <text:span text:style-name="T1">base</text:span> del edificio.</text:p>
          </table:table-cell>
        </table:table-row>
      </table:table>
      <text:p text:style-name="Standard"/>
      <text:p text:style-name="Standard"/>
      <text:p text:style-name="Standard">Ejemplo Semántico: </text:p>
      <text:p text:style-name="Standard"/>
      <text:p text:style-name="Standard">&lt;body&gt;<text:line-break/> <text:s text:c="3"/>&lt;header&gt;<text:line-break/> <text:s text:c="7"/>&lt;h1&gt;Título del Proyecto&lt;/h1&gt;<text:line-break/> <text:s text:c="7"/>&lt;nav&gt;<text:line-break/> <text:s text:c="11"/>&lt;ul&gt;<text:line-break/> <text:s text:c="15"/>&lt;li&gt;&lt;a href="#inicio"&gt;Inicio&lt;/a&gt;&lt;/li&gt;<text:line-break/> <text:s text:c="15"/>&lt;li&gt;&lt;a href="#acerca"&gt;Acerca de&lt;/a&gt;&lt;/li&gt;<text:line-break/> <text:s text:c="11"/>&lt;/ul&gt;<text:line-break/> <text:s text:c="7"/>&lt;/nav&gt;<text:line-break/> <text:s text:c="3"/>&lt;/header&gt;<text:line-break/><text:line-break/> <text:s text:c="3"/>&lt;main&gt;<text:line-break/> <text:s text:c="7"/>&lt;section&gt;<text:line-break/> <text:s text:c="11"/>&lt;h2&gt;Capítulo Uno: Fundamentos&lt;/h2&gt;<text:line-break/> <text:s text:c="11"/>&lt;p&gt;Aquí va el texto explicativo...&lt;/p&gt;<text:line-break/> <text:s text:c="7"/>&lt;/section&gt;<text:line-break/> <text:s text:c="3"/>&lt;/main&gt;<text:line-break/> <text:s text:c="3"/><text:line-break/> <text:s text:c="3"/>&lt;footer&gt;<text:line-break/> <text:s text:c="7"/>&lt;p&gt;&amp;copy; 2025 Mi Enciclopedia Web&lt;/p&gt;<text:line-break/> <text:s text:c="3"/>&lt;/footer&gt;<text:line-break/>&lt;/body&gt;</text:p>
      <text:p text:style-name="Standard"><text:soft-page-break/></text:p>
      <text:h text:style-name="Heading_20_3" text:outline-level="3">7. Enlaces e Imágenes: La Conexión y la Decoración</text:h>
      <text:h text:style-name="Heading_20_4" text:outline-level="4">7.1. Hipervínculos (<text:span text:style-name="Source_20_Text">&lt;a&gt;</text:span>): El Conector</text:h>
      <text:p text:style-name="Text_20_body">El elemento <text:span text:style-name="Source_20_Text">&lt;a&gt;</text:span> (de <text:span text:style-name="T2">anchor</text:span>) es el motor de la web. Requiere el atributo <text:span text:style-name="Source_20_Text">href</text:span> (Hipertexto Referencia) para indicar a dónde ir.</text:p>
      <text:p text:style-name="Standard"/>
      <text:p text:style-name="Standard">&lt;a href="https://google.com"&gt;Buscar en Google&lt;/a&gt;<text:line-break/><text:line-break/>&lt;a href="contacto.html"&gt;Ir al formulario de contacto&lt;/a&gt;<text:line-break/><text:line-break/>&lt;a href="#seccion-5"&gt;Saltar a la Sección 5&lt;/a&gt;</text:p>
      <text:p text:style-name="Standard"/>
      <text:h text:style-name="Heading_20_4" text:outline-level="4">7.2. Imágenes (<text:span text:style-name="Source_20_Text">&lt;img&gt;</text:span>): El Decorador</text:h>
      <text:p text:style-name="Text_20_body">El elemento <text:span text:style-name="Source_20_Text">&lt;img&gt;</text:span> es vacío (autocierre) y requiere dos atributos críticos:</text:p>
      <text:list xml:id="list285897914" text:style-name="L7">
        <text:list-item>
          <text:p text:style-name="P8"><text:span text:style-name="Source_20_Text"><text:span text:style-name="T1">src</text:span></text:span> (Source): La ruta del archivo de la imagen.</text:p>
        </text:list-item>
        <text:list-item>
          <text:p text:style-name="P8"><text:span text:style-name="Source_20_Text"><text:span text:style-name="T1">alt</text:span></text:span> (Texto Alternativo): Una descripción de la imagen. <text:span text:style-name="T1">Es crucial para la accesibilidad</text:span> (para lectores de pantalla) y para el SEO.</text:p>
        </text:list-item>
      </text:list>
      <text:p text:style-name="Standard"/>
      <text:p text:style-name="Standard"/>
      <text:p text:style-name="Standard">&lt;img src="/img/foto-perfil.jpg" alt="Retrato del autor de la enciclopedia"&gt;</text:p>
      <text:p text:style-name="Standard"/>
      <text:h text:style-name="Heading_20_3" text:outline-level="3">8. Formularios: La Interacción con PHP y MySQL</text:h>
      <text:p text:style-name="Text_20_body">Los formularios son la forma principal en que los usuarios envían datos a la cocina (PHP). El elemento <text:span text:style-name="Source_20_Text">&lt;form&gt;</text:span> es el contenedor de todos los campos de entrada.</text:p>
      <text:h text:style-name="Heading_20_4" text:outline-level="4">8.1. El Elemento <text:span text:style-name="Source_20_Text">&lt;form&gt;</text:span>: La Bandeja de Pedidos</text:h>
      <text:p text:style-name="Text_20_body">El formulario necesita dos atributos principales:</text:p>
      <text:list xml:id="list1924795150" text:style-name="L8">
        <text:list-item>
          <text:p text:style-name="P9"><text:span text:style-name="Source_20_Text"><text:span text:style-name="T1">action</text:span></text:span><text:span text:style-name="T1">:</text:span> Especifica a qué archivo de PHP se enviarán los datos (nuestro Chef).</text:p>
        </text:list-item>
        <text:list-item>
          <text:p text:style-name="P9"><text:span text:style-name="Source_20_Text"><text:span text:style-name="T1">method</text:span></text:span><text:span text:style-name="T1">:</text:span> Define cómo se envían los datos:</text:p>
          <text:list>
            <text:list-item>
              <text:p text:style-name="P9"><text:span text:style-name="Source_20_Text"><text:span text:style-name="T1">GET</text:span></text:span><text:span text:style-name="T1">:</text:span> Los datos se añaden a la URL (útil para búsquedas).</text:p>
            </text:list-item>
            <text:list-item>
              <text:p text:style-name="P9"><text:span text:style-name="Source_20_Text"><text:span text:style-name="T1">POST</text:span></text:span><text:span text:style-name="T1">:</text:span> Los datos se envían "por detrás" del servidor (invisible en la URL), ideal para datos sensibles (contraseñas, emails).</text:p>
            </text:list-item>
          </text:list>
        </text:list-item>
      </text:list>
      <text:h text:style-name="Heading_20_4" text:outline-level="4">8.2. Campos de Entrada (<text:span text:style-name="Source_20_Text">&lt;input&gt;</text:span>) y Etiquetado</text:h>
      <text:p text:style-name="Text_20_body">Los datos se recogen con el elemento <text:span text:style-name="Source_20_Text">&lt;input&gt;</text:span>. El atributo <text:span text:style-name="Source_20_Text">type</text:span> define el tipo de campo (texto, email, contraseña, etc.), y el atributo <text:span text:style-name="Source_20_Text"><text:span text:style-name="T1">name</text:span></text:span> es crucial, ya que es la "llave" que PHP usará para recibir el dato (por ejemplo, <text:span text:style-name="Source_20_Text">$_POST['nombre_usuario']</text:span>).</text:p>
      <text:p text:style-name="Standard"/>
      <text:p text:style-name="Standard"/>
      <text:p text:style-name="Standard"><text:soft-page-break/>&lt;form action="procesar.php" method="POST"&gt;<text:line-break/> <text:s text:c="3"/>&lt;label for="campo-nombre"&gt;Tu Nombre:&lt;/label&gt;<text:line-break/> <text:s text:c="3"/><text:line-break/> <text:s text:c="3"/>&lt;input type="text" id="campo-nombre" name="nombre_usuario" required&gt;<text:line-break/><text:line-break/> <text:s text:c="3"/>&lt;br&gt;<text:line-break/><text:line-break/> <text:s text:c="3"/>&lt;label for="campo-email"&gt;Tu Email:&lt;/label&gt;<text:line-break/> <text:s text:c="3"/>&lt;input type="email" id="campo-email" name="correo_usuario" required&gt;<text:line-break/> <text:s text:c="3"/><text:line-break/> <text:s text:c="3"/>&lt;br&gt;<text:line-break/><text:line-break/> <text:s text:c="3"/>&lt;input type="submit" value="Enviar Datos"&gt;<text:line-break/>&lt;/form&gt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19:02:35.106000000</meta:creation-date>
    <dc:date>2025-11-06T19:31:22.696000000</dc:date>
    <meta:editing-duration>PT18M37S</meta:editing-duration>
    <meta:editing-cycles>1</meta:editing-cycles>
    <meta:document-statistic meta:table-count="3" meta:image-count="0" meta:object-count="0" meta:page-count="6" meta:paragraph-count="132" meta:word-count="1249" meta:character-count="8517" meta:non-whitespace-character-count="7175"/>
    <meta:generator>LibreOffice/7.0.2.2$Windows_X86_64 LibreOffice_project/8349ace3c3162073abd90d81fd06dcfb6b36b994</meta:generator>
  </office:meta>
</office:document-meta>
</file>